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T1_2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able1" style:family="table">
      <style:table-properties table:align="left" style:width="6.694cm" fo:margin-left="3.175cm"/>
    </style:style>
    <style:style style:name="Column1" style:family="table-column">
      <style:table-column-properties style:column-width="2.434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2.11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6.694cm" fo:margin-left="3.175cm"/>
    </style:style>
    <style:style style:name="Column4" style:family="table-column">
      <style:table-column-properties style:column-width="2.434cm"/>
    </style:style>
    <style:style style:name="Column5" style:family="table-column">
      <style:table-column-properties style:column-width="2.143cm"/>
    </style:style>
    <style:style style:name="Column6" style:family="table-column">
      <style:table-column-properties style:column-width="2.117cm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47%" style:writing-mode="lr-tb"/>
      <style:text-properties fo:background-color="#f5efe6" fo:font-size="13pt" style:font-size-asian="13pt" style:font-size-complex="13pt"/>
    </style:style>
    <style:style style:name="P19" style:family="paragraph" style:parent-style-name="Standard">
      <style:paragraph-properties fo:break-before="auto" fo:line-height="147%" fo:margin-top="0cm" style:writing-mode="lr-tb"/>
    </style:style>
    <style:style style:name="T19_1" style:family="text">
      <style:text-properties fo:background-color="#f5efe6" fo:font-size="13pt" style:font-size-asian="13pt" style:font-size-complex="13pt"/>
    </style:style>
    <style:style style:name="T19_2" style:family="text">
      <style:text-properties fo:background-color="#f5efe6" fo:font-size="13pt" style:font-size-asian="13pt" style:font-size-complex="13pt"/>
    </style:style>
    <style:style style:name="T19_3" style:family="text">
      <style:text-properties fo:background-color="#f5efe6" fo:font-size="13pt" style:font-size-asian="13pt" style:font-size-complex="13pt"/>
    </style:style>
    <style:style style:name="T19_4" style:family="text">
      <style:text-properties fo:background-color="#f5efe6" fo:font-size="13pt" style:font-size-asian="13pt" style:font-size-complex="13pt"/>
    </style:style>
    <style:style style:name="T19_5" style:family="text">
      <style:text-properties fo:background-color="#f5efe6" fo:font-size="13pt" style:font-size-asian="13pt" style:font-size-complex="13pt"/>
    </style:style>
    <style:style style:name="T19_6" style:family="text">
      <style:text-properties fo:background-color="#f5efe6" fo:font-size="13pt" style:font-size-asian="13pt" style:font-size-complex="13pt"/>
    </style:style>
    <style:style style:name="T19_7" style:family="text">
      <style:text-properties fo:background-color="#f5efe6" fo:font-size="13pt" style:font-size-asian="13pt" style:font-size-complex="13pt"/>
    </style:style>
    <style:style style:name="T19_8" style:family="text">
      <style:text-properties fo:background-color="#f5efe6" fo:font-size="13pt" style:font-size-asian="13pt" style:font-size-complex="13pt"/>
    </style:style>
    <style:style style:name="P20" style:family="paragraph" style:parent-style-name="Standard">
      <style:paragraph-properties fo:break-before="auto" fo:line-height="147%" fo:margin-top="0cm" style:writing-mode="lr-tb"/>
    </style:style>
    <style:style style:name="T20_1" style:family="text">
      <style:text-properties fo:background-color="#f5efe6" fo:font-size="13pt" style:font-size-asian="13pt" style:font-size-complex="13pt"/>
    </style:style>
    <style:style style:name="T20_2" style:family="text">
      <style:text-properties fo:background-color="#f5efe6" fo:font-size="13pt" style:font-size-asian="13pt" style:font-size-complex="13pt"/>
    </style:style>
    <style:style style:name="T20_3" style:family="text">
      <style:text-properties fo:background-color="#f5efe6" fo:font-size="13pt" style:font-size-asian="13pt" style:font-size-complex="13pt"/>
    </style:style>
    <style:style style:name="T20_4" style:family="text">
      <style:text-properties fo:background-color="#f5efe6" fo:font-size="13pt" style:font-size-asian="13pt" style:font-size-complex="13pt"/>
    </style:style>
    <style:style style:name="T20_5" style:family="text">
      <style:text-properties fo:background-color="#f5efe6" fo:font-size="13pt" style:font-size-asian="13pt" style:font-size-complex="13pt"/>
    </style:style>
    <style:style style:name="T20_6" style:family="text">
      <style:text-properties fo:background-color="#f5efe6" fo:font-size="13pt" style:font-size-asian="13pt" style:font-size-complex="13pt"/>
    </style:style>
    <style:style style:name="T20_7" style:family="text">
      <style:text-properties fo:background-color="#f5efe6" fo:font-size="13pt" style:font-size-asian="13pt" style:font-size-complex="13pt"/>
    </style:style>
    <style:style style:name="P21" style:family="paragraph" style:parent-style-name="Standard">
      <style:paragraph-properties fo:break-before="auto" fo:line-height="147%" fo:margin-top="0cm" style:writing-mode="lr-tb"/>
    </style:style>
    <style:style style:name="T21_1" style:family="text">
      <style:text-properties fo:background-color="#f5efe6" fo:font-size="13pt" style:font-size-asian="13pt" style:font-size-complex="13pt"/>
    </style:style>
    <style:style style:name="T21_2" style:family="text">
      <style:text-properties fo:background-color="#f5efe6" fo:font-size="13pt" style:font-size-asian="13pt" style:font-size-complex="13pt"/>
    </style:style>
    <style:style style:name="T21_3" style:family="text">
      <style:text-properties fo:background-color="#f5efe6" fo:font-size="13pt" style:font-size-asian="13pt" style:font-size-complex="13pt"/>
    </style:style>
    <style:style style:name="T21_4" style:family="text">
      <style:text-properties fo:background-color="#f5efe6" fo:font-size="13pt" style:font-size-asian="13pt" style:font-size-complex="13pt"/>
    </style:style>
    <style:style style:name="T21_5" style:family="text">
      <style:text-properties fo:background-color="#f5efe6" fo:font-size="13pt" style:font-size-asian="13pt" style:font-size-complex="13pt"/>
    </style:style>
    <style:style style:name="P22" style:family="paragraph" style:parent-style-name="Standard">
      <style:paragraph-properties fo:break-before="auto" fo:line-height="147%" fo:margin-top="0cm" style:writing-mode="lr-tb"/>
    </style:style>
    <style:style style:name="T22_1" style:family="text">
      <style:text-properties fo:background-color="#f5efe6" fo:font-size="13pt" style:font-size-asian="13pt" style:font-size-complex="13pt"/>
    </style:style>
    <style:style style:name="T22_2" style:family="text">
      <style:text-properties fo:background-color="#f5efe6" fo:font-size="13pt" style:font-size-asian="13pt" style:font-size-complex="13pt"/>
    </style:style>
    <style:style style:name="T22_3" style:family="text">
      <style:text-properties fo:background-color="#f5efe6" fo:font-size="13pt" style:font-size-asian="13pt" style:font-size-complex="13pt"/>
    </style:style>
    <style:style style:name="T22_4" style:family="text">
      <style:text-properties fo:background-color="#f5efe6" fo:font-size="13pt" style:font-size-asian="13pt" style:font-size-complex="13pt"/>
    </style:style>
    <style:style style:name="T22_5" style:family="text">
      <style:text-properties fo:background-color="#f5efe6" fo:font-size="13pt" style:font-size-asian="13pt" style:font-size-complex="13pt"/>
    </style:style>
    <style:style style:name="T22_6" style:family="text">
      <style:text-properties fo:background-color="#f5efe6" fo:font-size="13pt" style:font-size-asian="13pt" style:font-size-complex="13pt"/>
    </style:style>
    <style:style style:name="P23" style:family="paragraph" style:parent-style-name="Standard">
      <style:paragraph-properties fo:break-before="auto" fo:line-height="147%" fo:margin-top="0cm" style:writing-mode="lr-tb"/>
    </style:style>
    <style:style style:name="T23_1" style:family="text">
      <style:text-properties fo:background-color="#f5efe6" fo:font-size="13pt" style:font-size-asian="13pt" style:font-size-complex="13pt"/>
    </style:style>
    <style:style style:name="T23_2" style:family="text">
      <style:text-properties fo:background-color="#f5efe6" fo:font-size="13pt" style:font-size-asian="13pt" style:font-size-complex="13pt"/>
    </style:style>
    <style:style style:name="T23_3" style:family="text">
      <style:text-properties fo:background-color="#f5efe6" fo:font-size="13pt" style:font-size-asian="13pt" style:font-size-complex="13pt"/>
    </style:style>
    <style:style style:name="T23_4" style:family="text">
      <style:text-properties fo:background-color="#f5efe6" fo:font-size="13pt" style:font-size-asian="13pt" style:font-size-complex="13pt"/>
    </style:style>
    <style:style style:name="P24" style:family="paragraph" style:parent-style-name="Standard">
      <style:paragraph-properties fo:break-before="auto" fo:line-height="147%" fo:margin-top="0cm" fo:margin-bottom="0cm" style:writing-mode="lr-tb"/>
    </style:style>
    <style:style style:name="T24_1" style:family="text">
      <style:text-properties fo:background-color="#f5efe6" fo:font-size="13pt" style:font-size-asian="13pt" style:font-size-complex="13pt"/>
    </style:style>
    <style:style style:name="T24_2" style:family="text">
      <style:text-properties fo:background-color="#f5efe6" fo:font-size="13pt" style:font-size-asian="13pt" style:font-size-complex="13pt"/>
    </style:style>
    <style:style style:name="T24_3" style:family="text">
      <style:text-properties fo:background-color="#f5efe6" fo:font-size="13pt" style:font-size-asian="13pt" style:font-size-complex="13pt"/>
    </style:style>
    <style:style style:name="T24_4" style:family="text">
      <style:text-properties fo:background-color="#f5efe6" fo:font-size="13pt" style:font-size-asian="13pt" style:font-size-complex="13pt"/>
    </style:style>
    <style:style style:name="T24_5" style:family="text">
      <style:text-properties fo:background-color="#f5efe6" fo:font-size="13pt" style:font-size-asian="13pt" style:font-size-complex="13pt"/>
    </style:style>
    <style:style style:name="T24_6" style:family="text">
      <style:text-properties fo:background-color="#f5efe6" fo:font-size="13pt" style:font-size-asian="13pt" style:font-size-complex="13pt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P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Краткое</text:span><text:span text:style-name="T1_2"><text:s/></text:span><text:span text:style-name="T1_3">ТЗ</text:span><text:span text:style-name="T1_4"><text:s/></text:span><text:span text:style-name="T1_5">на</text:span><text:span text:style-name="T1_6"><text:s/></text:span><text:span text:style-name="T1_7">изготовление</text:span><text:span text:style-name="T1_8"><text:s/></text:span><text:span text:style-name="T1_9">макета</text:span><text:span text:style-name="T1_10"><text:s/></text:span><text:span text:style-name="T1_11">буклета</text:span><text:span text:style-name="T1_12"><text:s/></text:span><text:span text:style-name="T1_13">по</text:span><text:span text:style-name="T1_14"><text:s/></text:span><text:span text:style-name="T1_15">теме</text:span><text:span text:style-name="T1_16"><text:s/></text:span><text:span text:style-name="T1_17">платных</text:span><text:span text:style-name="T1_18"><text:s/></text:span><text:span text:style-name="T1_19">парковок</text:span><text:span text:style-name="T1_20">.</text:span></text:p>
      <text:p text:style-name="P2"/>
      <text:p text:style-name="P3"/>
      <text:p text:style-name="P4"><text:span text:style-name="T4_1">Размер</text:span><text:span text:style-name="T4_2"><text:s/></text:span><text:span text:style-name="T4_3">А</text:span><text:span text:style-name="T4_4">4,<text:s/></text:span><text:span text:style-name="T4_5">две</text:span><text:span text:style-name="T4_6"><text:s/></text:span><text:span text:style-name="T4_7">стороны</text:span><text:span text:style-name="T4_8">,<text:s/></text:span><text:span text:style-name="T4_9">три</text:span><text:span text:style-name="T4_10"><text:s/></text:span><text:span text:style-name="T4_11">колонки</text:span><text:span text:style-name="T4_12"><text:s/></text:span><text:span text:style-name="T4_13">на</text:span><text:span text:style-name="T4_14"><text:s/></text:span><text:span text:style-name="T4_15">каждой</text:span><text:span text:style-name="T4_16"><text:s/></text:span><text:span text:style-name="T4_17">стороне</text:span><text:span text:style-name="T4_18">,<text:s/></text:span><text:span text:style-name="T4_19">полноцветная</text:span><text:span text:style-name="T4_20"><text:s/></text:span><text:span text:style-name="T4_21">печать</text:span><text:span text:style-name="T4_22">.</text:span></text:p>
      <text:p text:style-name="P5"/>
      <text:p text:style-name="P6"><text:span text:style-name="T6_1">Стороона</text:span><text:span text:style-name="T6_2"><text:s/></text:span><text:span text:style-name="T6_3">А</text:span><text:span text:style-name="T6_4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/>
          </table:table-cell>
          <table:table-cell table:style-name="Cell2">
            <text:p text:style-name="P8"/>
          </table:table-cell>
          <table:table-cell table:style-name="Cell3">
            <text:p text:style-name="P9"/>
          </table:table-cell>
        </table:table-row>
      </table:table>
      <text:p text:style-name="P10"><text:span text:style-name="T10_1">Сторона</text:span><text:span text:style-name="T10_2"><text:s/></text:span><text:span text:style-name="T10_3">Б</text:span><text:span text:style-name="T10_4">:</text:span></text:p>
      <text:p text:style-name="P11"/>
      <table:table table:style-name="Table2">
        <table:table-column table:style-name="Column4"/>
        <table:table-column table:style-name="Column5"/>
        <table:table-column table:style-name="Column6"/>
        <table:table-row table:style-name="Row2">
          <table:table-cell table:style-name="Cell4">
            <text:p text:style-name="P12"/>
          </table:table-cell>
          <table:table-cell table:style-name="Cell5">
            <text:p text:style-name="P13"/>
          </table:table-cell>
          <table:table-cell table:style-name="Cell6">
            <text:p text:style-name="P14"/>
          </table:table-cell>
        </table:table-row>
      </table:table>
      <text:p text:style-name="P15"/>
      <text:p text:style-name="P16"/>
      <text:p text:style-name="P17"><text:span text:style-name="T17_1">Основные</text:span><text:span text:style-name="T17_2"><text:s/></text:span><text:span text:style-name="T17_3">темы</text:span><text:span text:style-name="T17_4"><text:s/></text:span><text:span text:style-name="T17_5">для</text:span><text:span text:style-name="T17_6"><text:s/></text:span><text:span text:style-name="T17_7">текста</text:span><text:span text:style-name="T17_8"><text:s/>(1-2<text:s/></text:span><text:span text:style-name="T17_9">абзаца</text:span><text:span text:style-name="T17_10"><text:s/></text:span><text:span text:style-name="T17_11">на</text:span><text:span text:style-name="T17_12"><text:s/></text:span><text:span text:style-name="T17_13">каждый</text:span><text:span text:style-name="T17_14"><text:s/></text:span><text:span text:style-name="T17_15">пункт</text:span><text:span text:style-name="T17_16">,<text:s/></text:span><text:span text:style-name="T17_17">до</text:span><text:span text:style-name="T17_18"><text:s/>100<text:s/></text:span><text:span text:style-name="T17_19">слов</text:span><text:span text:style-name="T17_20">):</text:span></text:p>
      <text:p text:style-name="P18"/>
      <text:list text:style-name="LS1" xml:id="list0">
        <text:list-item>
          <text:p text:style-name="P19"><text:span text:style-name="T19_1">почему</text:span><text:span text:style-name="T19_2"><text:s/></text:span><text:span text:style-name="T19_3">вводится</text:span><text:span text:style-name="T19_4"><text:s/></text:span><text:span text:style-name="T19_5">платная</text:span><text:span text:style-name="T19_6"><text:s/></text:span><text:span text:style-name="T19_7">парковка</text:span><text:span text:style-name="T19_8">,<text:s/></text:span></text:p>
        </text:list-item>
        <text:list-item>
          <text:p text:style-name="P20"><text:span text:style-name="T20_1">где</text:span><text:span text:style-name="T20_2"><text:s/></text:span><text:span text:style-name="T20_3">вводится</text:span><text:span text:style-name="T20_4"><text:s/>-<text:s/></text:span><text:span text:style-name="T20_5">карта</text:span><text:span text:style-name="T20_6"><text:s/></text:span><text:span text:style-name="T20_7">расширения</text:span></text:p>
        </text:list-item>
        <text:list-item>
          <text:p text:style-name="P21"><text:span text:style-name="T21_1">как</text:span><text:span text:style-name="T21_2"><text:s/></text:span><text:span text:style-name="T21_3">выбирают</text:span><text:span text:style-name="T21_4"><text:s/></text:span><text:span text:style-name="T21_5">улицы</text:span></text:p>
        </text:list-item>
        <text:list-item>
          <text:p text:style-name="P22"><text:span text:style-name="T22_1">куда</text:span><text:span text:style-name="T22_2"><text:s/></text:span><text:span text:style-name="T22_3">идут</text:span><text:span text:style-name="T22_4"><text:s/></text:span><text:span text:style-name="T22_5">деньги</text:span><text:span text:style-name="T22_6">,<text:s/></text:span></text:p>
        </text:list-item>
        <text:list-item>
          <text:p text:style-name="P23"><text:span text:style-name="T23_1">способы</text:span><text:span text:style-name="T23_2"><text:s/></text:span><text:span text:style-name="T23_3">оплаты</text:span><text:span text:style-name="T23_4"><text:s/></text:span></text:p>
        </text:list-item>
        <text:list-item>
          <text:p text:style-name="P24"><text:span text:style-name="T24_1">есть</text:span><text:span text:style-name="T24_2"><text:s/></text:span><text:span text:style-name="T24_3">ли</text:span><text:span text:style-name="T24_4"><text:s/></text:span><text:span text:style-name="T24_5">льготы</text:span><text:span text:style-name="T24_6">...<text:s/></text:span></text:p>
        </text:list-item>
      </text:list>
      <text:p text:style-name="P25"/>
      <text:p text:style-name="P26"><text:span text:style-name="T26_1">По</text:span><text:span text:style-name="T26_2"><text:s/></text:span><text:span text:style-name="T26_3">графике</text:span><text:span text:style-name="T26_4"><text:s/>-<text:s/></text:span><text:span text:style-name="T26_5">необходимо</text:span><text:span text:style-name="T26_6"><text:s/></text:span><text:span text:style-name="T26_7">разместить</text:span><text:span text:style-name="T26_8"><text:s/></text:span><text:span text:style-name="T26_9">карту</text:span><text:span text:style-name="T26_10"><text:s/></text:span><text:span text:style-name="T26_11">Твери</text:span><text:span text:style-name="T26_12"><text:s/>(</text:span><text:span text:style-name="T26_13">центральная</text:span><text:span text:style-name="T26_14"><text:s/></text:span><text:span text:style-name="T26_15">часть</text:span><text:span text:style-name="T26_16">)<text:s/></text:span><text:span text:style-name="T26_17">с</text:span><text:span text:style-name="T26_18"><text:s/></text:span><text:span text:style-name="T26_19">заштрихованной</text:span><text:span text:style-name="T26_20"><text:s/></text:span><text:span text:style-name="T26_21">зоной</text:span><text:span text:style-name="T26_22"><text:s/></text:span><text:span text:style-name="T26_23">действия</text:span><text:span text:style-name="T26_24"><text:s/></text:span><text:span text:style-name="T26_25">парковки</text:span><text:span text:style-name="T26_26">.</text:span></text:p>
      <text:p text:style-name="P27"><text:span text:style-name="T27_1">На</text:span><text:span text:style-name="T27_2"><text:s/></text:span><text:span text:style-name="T27_3">обложке</text:span><text:span text:style-name="T27_4"><text:s/></text:span><text:span text:style-name="T27_5">герб</text:span><text:span text:style-name="T27_6"><text:s/></text:span><text:span text:style-name="T27_7">Твери</text:span><text:span text:style-name="T27_8"><text:s/></text:span><text:span text:style-name="T27_9">и</text:span><text:span text:style-name="T27_10"><text:s/></text:span><text:span text:style-name="T27_11">значок</text:span><text:span text:style-name="T27_12"><text:s/></text:span><text:span text:style-name="T27_13">парковки</text:span></text:p>
      <text:p text:style-name="P28"><text:span text:style-name="T28_1">В</text:span><text:span text:style-name="T28_2"><text:s/></text:span><text:span text:style-name="T28_3">целом</text:span><text:span text:style-name="T28_4"><text:s/></text:span><text:span text:style-name="T28_5">использовать</text:span><text:span text:style-name="T28_6"><text:s/></text:span><text:span text:style-name="T28_7">яркие</text:span><text:span text:style-name="T28_8"><text:s/></text:span><text:span text:style-name="T28_9">позитивные</text:span><text:span text:style-name="T28_10"><text:s/></text:span><text:span text:style-name="T28_11">тона</text:span><text:span text:style-name="T28_12"><text:s/>(</text:span><text:span text:style-name="T28_13">светло</text:span><text:span text:style-name="T28_14"><text:s/></text:span><text:span text:style-name="T28_15">зеленый</text:span><text:span text:style-name="T28_16"><text:s/></text:span><text:span text:style-name="T28_17">например</text:span><text:span text:style-name="T28_18"><text:s/></text:span><text:span text:style-name="T28_19">и</text:span><text:span text:style-name="T28_20"><text:s/></text:span><text:span text:style-name="T28_21">так</text:span><text:span text:style-name="T28_22"><text:s/></text:span><text:span text:style-name="T28_23">далее</text:span><text:span text:style-name="T28_24">)</text:span></text:p>
      <text:p text:style-name="P29"><text:span text:style-name="T29_1">При</text:span><text:span text:style-name="T29_2"><text:s/></text:span><text:span text:style-name="T29_3">необходимости</text:span><text:span text:style-name="T29_4"><text:s/></text:span><text:span text:style-name="T29_5">узора</text:span><text:span text:style-name="T29_6"><text:s/></text:span><text:span text:style-name="T29_7">использовать</text:span><text:span text:style-name="T29_8"><text:s/></text:span><text:span text:style-name="T29_9">городской</text:span><text:span text:style-name="T29_10"><text:s/></text:span><text:span text:style-name="T29_11">пейзаж</text:span><text:span text:style-name="T29_12"><text:s/>(</text:span><text:span text:style-name="T29_13">не</text:span><text:span text:style-name="T29_14"><text:s/></text:span><text:span text:style-name="T29_15">фото</text:span><text:span text:style-name="T29_16">)<text:s/></text:span><text:span text:style-name="T29_17">или</text:span><text:span text:style-name="T29_18"><text:s/></text:span><text:span text:style-name="T29_19">что</text:span><text:span text:style-name="T29_20">-</text:span><text:span text:style-name="T29_21">то</text:span><text:span text:style-name="T29_22"><text:s/></text:span><text:span text:style-name="T29_23">на</text:span><text:span text:style-name="T29_24"><text:s/></text:span><text:span text:style-name="T29_25">городскую</text:span><text:span text:style-name="T29_26"><text:s/></text:span><text:span text:style-name="T29_27">тематику</text:span><text:span text:style-name="T29_28">.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background-color="#f5efe6" style:font-name="Arial" fo:font-size="13pt" style:font-name-asian="Arial" style:font-size-asian="13pt" style:font-name-complex="Arial" style:font-size-complex="13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5efe6" style:font-name="Arial" fo:font-size="13pt" style:font-name-asian="Arial" style:font-size-asian="13pt" style:font-name-complex="Arial" style:font-size-complex="13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